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9042629197428" calcext:value-type="float">
            <text:p>97,90</text:p>
          </table:table-cell>
          <table:table-cell table:style-name="ce3" table:formula="of:=([.F2]/12597)*100" office:value-type="float" office:value="2.0957370802572" calcext:value-type="float">
            <text:p>2,10</text:p>
          </table:table-cell>
          <table:table-cell/>
          <table:table-cell table:style-name="ce4" table:formula="of:=[.E18]+[.H18]" office:value-type="float" office:value="12333" calcext:value-type="float">
            <text:p>12333</text:p>
          </table:table-cell>
          <table:table-cell table:formula="of:=12597-[.E2]" office:value-type="float" office:value="264" calcext:value-type="float">
            <text:p>264</text:p>
          </table:table-cell>
          <table:table-cell office:value-type="float" office:value="150.375926018" calcext:value-type="float">
            <text:p>150,375926018</text:p>
          </table:table-cell>
          <table:table-cell office:value-type="float" office:value="0.111258029938" calcext:value-type="float">
            <text:p>0,111258029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6579344288323" calcext:value-type="float">
            <text:p>96,66</text:p>
          </table:table-cell>
          <table:table-cell table:style-name="ce3" table:formula="of:=([.F3]/12597)*100" office:value-type="float" office:value="3.34206557116774" calcext:value-type="float">
            <text:p>3,34</text:p>
          </table:table-cell>
          <table:table-cell/>
          <table:table-cell table:style-name="ce4" table:formula="of:=[.E19]+[.H19]" office:value-type="float" office:value="12176" calcext:value-type="float">
            <text:p>12176</text:p>
          </table:table-cell>
          <table:table-cell table:formula="of:=12597-[.E3]" office:value-type="float" office:value="421" calcext:value-type="float">
            <text:p>421</text:p>
          </table:table-cell>
          <table:table-cell office:value-type="float" office:value="187.046949148" calcext:value-type="float">
            <text:p>187,046949148</text:p>
          </table:table-cell>
          <table:table-cell office:value-type="float" office:value="0.118901968002" calcext:value-type="float">
            <text:p>0,11890196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9280781138366" calcext:value-type="float">
            <text:p>97,93</text:p>
          </table:table-cell>
          <table:table-cell table:style-name="ce3" table:formula="of:=([.F4]/12597)*100" office:value-type="float" office:value="2.07192188616337" calcext:value-type="float">
            <text:p>2,07</text:p>
          </table:table-cell>
          <table:table-cell/>
          <table:table-cell table:style-name="ce4" table:formula="of:=[.E20]+[.H20]" office:value-type="float" office:value="12336" calcext:value-type="float">
            <text:p>12336</text:p>
          </table:table-cell>
          <table:table-cell table:formula="of:=12597-[.E4]" office:value-type="float" office:value="261" calcext:value-type="float">
            <text:p>261</text:p>
          </table:table-cell>
          <table:table-cell office:value-type="float" office:value="201.029488087" calcext:value-type="float">
            <text:p>201,029488087</text:p>
          </table:table-cell>
          <table:table-cell office:value-type="float" office:value="0.127082109451" calcext:value-type="float">
            <text:p>0,127082109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8407557354926" calcext:value-type="float">
            <text:p>97,84</text:p>
          </table:table-cell>
          <table:table-cell table:style-name="ce3" table:formula="of:=([.F5]/12597)*100" office:value-type="float" office:value="2.15924426450742" calcext:value-type="float">
            <text:p>2,16</text:p>
          </table:table-cell>
          <table:table-cell/>
          <table:table-cell table:style-name="ce4" table:formula="of:=[.E21]+[.H21]" office:value-type="float" office:value="12325" calcext:value-type="float">
            <text:p>12325</text:p>
          </table:table-cell>
          <table:table-cell table:formula="of:=12597-[.E5]" office:value-type="float" office:value="272" calcext:value-type="float">
            <text:p>272</text:p>
          </table:table-cell>
          <table:table-cell office:value-type="float" office:value="145.746406078" calcext:value-type="float">
            <text:p>145,746406078</text:p>
          </table:table-cell>
          <table:table-cell office:value-type="float" office:value="0.13437795639" calcext:value-type="float">
            <text:p>0,134377956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4043819957133" calcext:value-type="float">
            <text:p>98,40</text:p>
          </table:table-cell>
          <table:table-cell table:style-name="ce3" table:formula="of:=([.F6]/12597)*100" office:value-type="float" office:value="1.59561800428674" calcext:value-type="float">
            <text:p>1,60</text:p>
          </table:table-cell>
          <table:table-cell/>
          <table:table-cell table:style-name="ce4" table:formula="of:=[.E22]+[.H22]" office:value-type="float" office:value="12396" calcext:value-type="float">
            <text:p>12396</text:p>
          </table:table-cell>
          <table:table-cell table:formula="of:=12597-[.E6]" office:value-type="float" office:value="201" calcext:value-type="float">
            <text:p>201</text:p>
          </table:table-cell>
          <table:table-cell office:value-type="float" office:value="205.943868876" calcext:value-type="float">
            <text:p>205,943868876</text:p>
          </table:table-cell>
          <table:table-cell office:value-type="float" office:value="0.143203020096" calcext:value-type="float">
            <text:p>0,143203020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9122013177741" calcext:value-type="float">
            <text:p>97,91</text:p>
          </table:table-cell>
          <table:table-cell table:style-name="ce3" table:formula="of:=([.F7]/12597)*100" office:value-type="float" office:value="2.08779868222593" calcext:value-type="float">
            <text:p>2,09</text:p>
          </table:table-cell>
          <table:table-cell/>
          <table:table-cell table:style-name="ce4" table:formula="of:=[.E23]+[.H23]" office:value-type="float" office:value="12334" calcext:value-type="float">
            <text:p>12334</text:p>
          </table:table-cell>
          <table:table-cell table:formula="of:=12597-[.E7]" office:value-type="float" office:value="263" calcext:value-type="float">
            <text:p>263</text:p>
          </table:table-cell>
          <table:table-cell office:value-type="float" office:value="209.931472778" calcext:value-type="float">
            <text:p>209,931472778</text:p>
          </table:table-cell>
          <table:table-cell office:value-type="float" office:value="0.151011943817" calcext:value-type="float">
            <text:p>0,151011943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0630308803683" calcext:value-type="float">
            <text:p>98,06</text:p>
          </table:table-cell>
          <table:table-cell table:style-name="ce3" table:formula="of:=([.F8]/12597)*100" office:value-type="float" office:value="1.93696911963166" calcext:value-type="float">
            <text:p>1,94</text:p>
          </table:table-cell>
          <table:table-cell/>
          <table:table-cell table:style-name="ce4" table:formula="of:=[.E24]+[.H24]" office:value-type="float" office:value="12353" calcext:value-type="float">
            <text:p>12353</text:p>
          </table:table-cell>
          <table:table-cell table:formula="of:=12597-[.E8]" office:value-type="float" office:value="244" calcext:value-type="float">
            <text:p>244</text:p>
          </table:table-cell>
          <table:table-cell office:value-type="float" office:value="130.757023811" calcext:value-type="float">
            <text:p>130,757023811</text:p>
          </table:table-cell>
          <table:table-cell office:value-type="float" office:value="0.159075975418" calcext:value-type="float">
            <text:p>0,159075975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9280781138366" calcext:value-type="float">
            <text:p>97,93</text:p>
          </table:table-cell>
          <table:table-cell table:style-name="ce3" table:formula="of:=([.F9]/12597)*100" office:value-type="float" office:value="2.07192188616337" calcext:value-type="float">
            <text:p>2,07</text:p>
          </table:table-cell>
          <table:table-cell/>
          <table:table-cell table:style-name="ce4" table:formula="of:=[.E25]+[.H25]" office:value-type="float" office:value="12336" calcext:value-type="float">
            <text:p>12336</text:p>
          </table:table-cell>
          <table:table-cell table:formula="of:=12597-[.E9]" office:value-type="float" office:value="261" calcext:value-type="float">
            <text:p>261</text:p>
          </table:table-cell>
          <table:table-cell office:value-type="float" office:value="131.134246826" calcext:value-type="float">
            <text:p>131,134246826</text:p>
          </table:table-cell>
          <table:table-cell office:value-type="float" office:value="0.167232036591" calcext:value-type="float">
            <text:p>0,167232036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1424148606811" calcext:value-type="float">
            <text:p>98,14</text:p>
          </table:table-cell>
          <table:table-cell table:style-name="ce3" table:formula="of:=([.F10]/12597)*100" office:value-type="float" office:value="1.85758513931889" calcext:value-type="float">
            <text:p>1,86</text:p>
          </table:table-cell>
          <table:table-cell/>
          <table:table-cell table:style-name="ce4" table:formula="of:=[.E26]+[.H26]" office:value-type="float" office:value="12363" calcext:value-type="float">
            <text:p>12363</text:p>
          </table:table-cell>
          <table:table-cell table:formula="of:=12597-[.E10]" office:value-type="float" office:value="234" calcext:value-type="float">
            <text:p>234</text:p>
          </table:table-cell>
          <table:table-cell office:value-type="float" office:value="175.475414991" calcext:value-type="float">
            <text:p>175,475414991</text:p>
          </table:table-cell>
          <table:table-cell office:value-type="float" office:value="0.175971984863" calcext:value-type="float">
            <text:p>0,175971984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1265380646186" calcext:value-type="float">
            <text:p>98,13</text:p>
          </table:table-cell>
          <table:table-cell table:style-name="ce3" table:formula="of:=([.F11]/12597)*100" office:value-type="float" office:value="1.87346193538144" calcext:value-type="float">
            <text:p>1,87</text:p>
          </table:table-cell>
          <table:table-cell/>
          <table:table-cell table:style-name="ce4" table:formula="of:=[.E27]+[.H27]" office:value-type="float" office:value="12361" calcext:value-type="float">
            <text:p>12361</text:p>
          </table:table-cell>
          <table:table-cell table:formula="of:=12597-[.E11]" office:value-type="float" office:value="236" calcext:value-type="float">
            <text:p>236</text:p>
          </table:table-cell>
          <table:table-cell office:value-type="float" office:value="155.862388849" calcext:value-type="float">
            <text:p>155,862388849</text:p>
          </table:table-cell>
          <table:table-cell office:value-type="float" office:value="0.187088012695" calcext:value-type="float">
            <text:p>0,187088012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8907676430896" calcext:value-type="float">
            <text:p>97,8907676431</text:p>
          </table:table-cell>
          <table:table-cell table:formula="of:=AVERAGE([.C2:.C11])" office:value-type="float" office:value="2.10923235691038" calcext:value-type="float">
            <text:p>2,109232356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31.3" calcext:value-type="float">
            <text:p>12331,3</text:p>
          </table:table-cell>
          <table:table-cell table:formula="of:=AVERAGE([.F2:.F11])" office:value-type="float" office:value="265.7" calcext:value-type="float">
            <text:p>265,7</text:p>
          </table:table-cell>
          <table:table-cell table:formula="of:=SUM([.G2:.G11])/10" office:value-type="float" office:value="169.3303185462" calcext:value-type="float">
            <text:p>169,3303185462</text:p>
          </table:table-cell>
          <table:table-cell table:formula="of:=SUM([.H2:.H11])/10" office:value-type="float" office:value="0.1475203037261" calcext:value-type="float">
            <text:p>0,147520303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0.3" calcext:value-type="float">
            <text:p>5660,3</text:p>
          </table:table-cell>
          <table:table-cell table:formula="of:=AVERAGE([.G18:.G27])" office:value-type="float" office:value="202.4" calcext:value-type="float">
            <text:p>202,4</text:p>
          </table:table-cell>
          <table:table-cell/>
          <table:table-cell office:value-type="float" office:value="5545" calcext:value-type="float">
            <text:p>5545</text:p>
          </table:table-cell>
          <table:table-cell office:value-type="float" office:value="23" calcext:value-type="float">
            <text:p>23</text:p>
          </table:table-cell>
          <table:table-cell office:value-type="float" office:value="241" calcext:value-type="float">
            <text:p>241</text:p>
          </table:table-cell>
          <table:table-cell table:formula="of:=12597-SUM([.E18:.G18])" office:value-type="float" office:value="6788" calcext:value-type="float">
            <text:p>678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63.3" calcext:value-type="float">
            <text:p>63,3</text:p>
          </table:table-cell>
          <table:table-cell table:formula="of:=AVERAGE([.H18:.H27])" office:value-type="float" office:value="6671" calcext:value-type="float">
            <text:p>6671</text:p>
          </table:table-cell>
          <table:table-cell/>
          <table:table-cell office:value-type="float" office:value="5803" calcext:value-type="float">
            <text:p>5803</text:p>
          </table:table-cell>
          <table:table-cell office:value-type="float" office:value="338" calcext:value-type="float">
            <text:p>338</text:p>
          </table:table-cell>
          <table:table-cell office:value-type="float" office:value="83" calcext:value-type="float">
            <text:p>83</text:p>
          </table:table-cell>
          <table:table-cell table:formula="of:=12597-SUM([.E19:.G19])" office:value-type="float" office:value="6373" calcext:value-type="float">
            <text:p>637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29" calcext:value-type="float">
            <text:p>5629</text:p>
          </table:table-cell>
          <table:table-cell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  <table:table-cell table:formula="of:=12597-SUM([.E20:.G20])" office:value-type="float" office:value="6707" calcext:value-type="float">
            <text:p>670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60.3" calcext:value-type="float">
            <text:p>5660,3</text:p>
          </table:table-cell>
          <table:table-cell table:number-columns-repeated="2"/>
          <table:table-cell office:value-type="float" office:value="5589" calcext:value-type="float">
            <text:p>5589</text:p>
          </table:table-cell>
          <table:table-cell office:value-type="float" office:value="21" calcext:value-type="float">
            <text:p>21</text:p>
          </table:table-cell>
          <table:table-cell office:value-type="float" office:value="251" calcext:value-type="float">
            <text:p>251</text:p>
          </table:table-cell>
          <table:table-cell table:formula="of:=12597-SUM([.E21:.G21])" office:value-type="float" office:value="6736" calcext:value-type="float">
            <text:p>673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63.3" calcext:value-type="float">
            <text:p>63,3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table:formula="of:=12597-SUM([.E22:.G22])" office:value-type="float" office:value="6748" calcext:value-type="float">
            <text:p>674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2.4" calcext:value-type="float">
            <text:p>202,4</text:p>
          </table:table-cell>
          <table:table-cell table:number-columns-repeated="2"/>
          <table:table-cell office:value-type="float" office:value="5711" calcext:value-type="float">
            <text:p>5711</text:p>
          </table:table-cell>
          <table:table-cell office:value-type="float" office:value="41" calcext:value-type="float">
            <text:p>41</text:p>
          </table:table-cell>
          <table:table-cell office:value-type="float" office:value="222" calcext:value-type="float">
            <text:p>222</text:p>
          </table:table-cell>
          <table:table-cell table:formula="of:=12597-SUM([.E23:.G23])" office:value-type="float" office:value="6623" calcext:value-type="float">
            <text:p>662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71" calcext:value-type="float">
            <text:p>6671</text:p>
          </table:table-cell>
          <table:table-cell table:number-columns-repeated="2"/>
          <table:table-cell office:value-type="float" office:value="5649" calcext:value-type="float">
            <text:p>5649</text:p>
          </table:table-cell>
          <table:table-cell office:value-type="float" office:value="32" calcext:value-type="float">
            <text:p>32</text:p>
          </table:table-cell>
          <table:table-cell office:value-type="float" office:value="212" calcext:value-type="float">
            <text:p>212</text:p>
          </table:table-cell>
          <table:table-cell table:formula="of:=12597-SUM([.E24:.G24])" office:value-type="float" office:value="6704" calcext:value-type="float">
            <text:p>670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49" calcext:value-type="float">
            <text:p>5749</text:p>
          </table:table-cell>
          <table:table-cell office:value-type="float" office:value="18" calcext:value-type="float">
            <text:p>18</text:p>
          </table:table-cell>
          <table:table-cell office:value-type="float" office:value="243" calcext:value-type="float">
            <text:p>243</text:p>
          </table:table-cell>
          <table:table-cell table:formula="of:=12597-SUM([.E25:.G25])" office:value-type="float" office:value="6587" calcext:value-type="float">
            <text:p>658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74" calcext:value-type="float">
            <text:p>5674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table:formula="of:=12597-SUM([.E26:.G26])" office:value-type="float" office:value="6689" calcext:value-type="float">
            <text:p>668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06" calcext:value-type="float">
            <text:p>5606</text:p>
          </table:table-cell>
          <table:table-cell office:value-type="float" office:value="31" calcext:value-type="float">
            <text:p>31</text:p>
          </table:table-cell>
          <table:table-cell office:value-type="float" office:value="205" calcext:value-type="float">
            <text:p>205</text:p>
          </table:table-cell>
          <table:table-cell table:formula="of:=12597-SUM([.E27:.G27])" office:value-type="float" office:value="6755" calcext:value-type="float">
            <text:p>675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8907676430896" calcext:value-type="float">
            <text:p>0,9789076764</text:p>
          </table:table-cell>
          <table:table-cell table:number-columns-repeated="2"/>
          <table:table-cell table:formula="of:=SUM([.E18:.E27])/10" office:value-type="float" office:value="5660.3" calcext:value-type="float">
            <text:p>5660,3</text:p>
          </table:table-cell>
          <table:table-cell table:formula="of:=SUM([.F18:.F27])/10" office:value-type="float" office:value="63.3" calcext:value-type="float">
            <text:p>63,3</text:p>
          </table:table-cell>
          <table:table-cell table:formula="of:=SUM([.G18:.G27])/10" office:value-type="float" office:value="202.4" calcext:value-type="float">
            <text:p>202,4</text:p>
          </table:table-cell>
          <table:table-cell table:formula="of:=SUM([.H18:.H27])/10" office:value-type="float" office:value="6671" calcext:value-type="float">
            <text:p>667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10923235691038" calcext:value-type="float">
            <text:p>0,02109232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547665751275" calcext:value-type="float">
            <text:p>0,9654766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060035935435" calcext:value-type="float">
            <text:p>0,990600359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7:34:49.5078724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2S</meta:editing-duration>
    <meta:editing-cycles>6</meta:editing-cycles>
    <meta:generator>LibreOffice/5.1.6.2$Linux_X86_64 LibreOffice_project/10m0$Build-2</meta:generator>
    <dc:date>2018-01-19T17:36:14.588485235</dc:date>
    <meta:document-statistic meta:table-count="1" meta:cell-count="167" meta:object-count="0"/>
  </office:meta>
</office:document-meta>
</file>